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0.5516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2929in"/>
    </style:style>
    <style:style style:name="co9" style:family="table-column">
      <style:table-column-properties fo:break-before="auto" style:column-width="0.3362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2098in" svg:y="14.4898in">
            <draw:object draw:notify-on-update-of-ranges="Sheet1.A2:Sheet1.A2 Sheet1.A3:Sheet1.A102 Sheet1.E2:Sheet1.E2 Sheet1.E3:Sheet1.E102 Sheet1.G2:Sheet1.G2 Sheet1.G3:Sheet1.G102 Sheet1.K2:Sheet1.K2 Sheet1.K3:Sheet1.K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erial Initialized</text:p>
          </table:table-cell>
          <table:table-cell table:number-columns-repeated="10"/>
        </table:table-row>
        <table:table-row table:style-name="ro1">
          <table:table-cell office:value-type="string">
            <text:p>Time</text:p>
          </table:table-cell>
          <table:table-cell office:value-type="string">
            <text:p>Final Dest Ticks</text:p>
          </table:table-cell>
          <table:table-cell office:value-type="string">
            <text:p>Final Dest Deg</text:p>
          </table:table-cell>
          <table:table-cell office:value-type="string">
            <text:p>Pr Ticks</text:p>
          </table:table-cell>
          <table:table-cell office:value-type="string">
            <text:p>Pr Deg</text:p>
          </table:table-cell>
          <table:table-cell office:value-type="string">
            <text:p>Pm Ticks</text:p>
          </table:table-cell>
          <table:table-cell office:value-type="string">
            <text:p>Pm Deg</text:p>
          </table:table-cell>
          <table:table-cell office:value-type="string">
            <text:p>Kp</text:p>
          </table:table-cell>
          <table:table-cell office:value-type="string">
            <text:p>Kd</text:p>
          </table:table-cell>
          <table:table-cell office:value-type="string">
            <text:p>Vm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1">
            <text:p>41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3">
            <text:p>53</text:p>
          </table:table-cell>
          <table:table-cell office:value-type="float" office:value="298">
            <text:p>298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1">
            <text:p>61</text:p>
          </table:table-cell>
          <table:table-cell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1">
            <text:p>61</text:p>
          </table:table-cell>
          <table:table-cell office:value-type="float" office:value="343">
            <text:p>34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5">
            <text:p>65</text:p>
          </table:table-cell>
          <table:table-cell office:value-type="float" office:value="365">
            <text:p>365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6">
            <text:p>66</text:p>
          </table:table-cell>
          <table:table-cell office:value-type="float" office:value="371">
            <text:p>371</text:p>
          </table:table-cell>
          <table:table-cell office:value-type="float" office:value="73">
            <text:p>73</text:p>
          </table:table-cell>
          <table:table-cell office:value-type="float" office:value="410">
            <text:p>4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288">
            <text:p>-288</text:p>
          </table:table-cell>
        </table:table-row>
        <table:table-row table:style-name="ro1">
          <table:table-cell office:value-type="string">
            <text:p>Serial Initialized</text:p>
          </table:table-cell>
          <table:table-cell table:number-columns-repeated="10"/>
        </table:table-row>
        <table:table-row table:style-name="ro1">
          <table:table-cell office:value-type="string">
            <text:p>Time</text:p>
          </table:table-cell>
          <table:table-cell office:value-type="string">
            <text:p>Final Dest Ticks</text:p>
          </table:table-cell>
          <table:table-cell office:value-type="string">
            <text:p>Final Dest Deg</text:p>
          </table:table-cell>
          <table:table-cell office:value-type="string">
            <text:p>Pr Ticks</text:p>
          </table:table-cell>
          <table:table-cell office:value-type="string">
            <text:p>Pr Deg</text:p>
          </table:table-cell>
          <table:table-cell office:value-type="string">
            <text:p>Pm Ticks</text:p>
          </table:table-cell>
          <table:table-cell office:value-type="string">
            <text:p>Pm Deg</text:p>
          </table:table-cell>
          <table:table-cell office:value-type="string">
            <text:p>Kp</text:p>
          </table:table-cell>
          <table:table-cell office:value-type="string">
            <text:p>Kd</text:p>
          </table:table-cell>
          <table:table-cell office:value-type="string">
            <text:p>Vm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23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3:03:33</dc:date>
    <dc:creator>Steve </dc:creator>
    <meta:document-statistic meta:table-count="1" meta:cell-count="1487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5Hz PD Controller</text:p>
        </chart:title>
        <chart:legend chart:legend-position="end" svg:x="13.412cm" svg:y="3.703cm" style:legend-expansion="high" chart:style-name="ch3"/>
        <chart:plot-area chart:style-name="ch4" table:cell-range-address="Sheet1.A2:Sheet1.A102 Sheet1.E2:Sheet1.E102 Sheet1.G2:Sheet1.G102 Sheet1.K2:Sheet1.K102" chart:data-source-has-labels="both" svg:x="0.77cm" svg:y="1.635cm" svg:width="12.002cm" svg:height="6.204cm">
          <chartooo:coordinate-region svg:x="1.682cm" svg:y="1.834cm" svg:width="10.718cm" svg:height="5.806cm"/>
          <chart:axis chart:dimension="x" chart:name="primary-x" chart:style-name="ch5" chartooo:axis-type="auto">
            <chart:title svg:x="5.999cm" svg:y="8.019cm" chart:style-name="ch6">
              <text:p>Time (ms)</text:p>
            </chart:title>
            <chart:categories table:cell-range-address="Sheet1.A3:Sheet1.A102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E3:Sheet1.E102" chart:label-cell-address="Sheet1.E2:Sheet1.E2" chart:class="chart:scatter">
            <chart:domain table:cell-range-address="Sheet1.A3:Sheet1.A102"/>
            <chart:data-point chart:repeated="100"/>
          </chart:series>
          <chart:series chart:style-name="ch9" chart:values-cell-range-address="Sheet1.G3:Sheet1.G102" chart:label-cell-address="Sheet1.G2:Sheet1.G2" chart:class="chart:scatter">
            <chart:data-point chart:repeated="100"/>
          </chart:series>
          <chart:series chart:style-name="ch10" chart:values-cell-range-address="Sheet1.K3:Sheet1.K102" chart:label-cell-address="Sheet1.K2:Sheet1.K2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Deg</text:p>
                <draw:g>
                  <svg:desc>Sheet1.E2:Sheet1.E2</svg:desc>
                </draw:g>
              </table:table-cell>
              <table:table-cell office:value-type="string">
                <text:p>Pm Deg</text:p>
                <draw:g>
                  <svg:desc>Sheet1.G2:Sheet1.G2</svg:desc>
                </draw:g>
              </table:table-cell>
              <table:table-cell office:value-type="string">
                <text:p>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102</svg:desc>
                </draw:g>
              </table:table-cell>
              <table:table-cell office:value-type="float" office:value="45">
                <text:p>45</text:p>
                <draw:g>
                  <svg:desc>Sheet1.E3:Sheet1.E102</svg:desc>
                </draw:g>
              </table:table-cell>
              <table:table-cell office:value-type="float" office:value="0">
                <text:p>0</text:p>
                <draw:g>
                  <svg:desc>Sheet1.G3:Sheet1.G102</svg:desc>
                </draw:g>
              </table:table-cell>
              <table:table-cell office:value-type="float" office:value="0">
                <text:p>0</text:p>
                <draw:g>
                  <svg:desc>Sheet1.K3:Sheet1.K10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9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35">
                <text:p>135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51">
                <text:p>151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74">
                <text:p>174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74">
                <text:p>174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85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5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96">
                <text:p>196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02">
                <text:p>202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3">
                <text:p>213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36">
                <text:p>236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41">
                <text:p>241</text:p>
              </table:table-cell>
              <table:table-cell office:value-type="float" office:value="84">
                <text:p>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64">
                <text:p>264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64">
                <text:p>264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75">
                <text:p>275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75">
                <text:p>275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86">
                <text:p>286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86">
                <text:p>286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98">
                <text:p>298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03">
                <text:p>303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9">
                <text:p>309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5">
                <text:p>315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20">
                <text:p>320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26">
                <text:p>326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31">
                <text:p>331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37">
                <text:p>337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43">
                <text:p>343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43">
                <text:p>343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54">
                <text:p>354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65">
                <text:p>365</text:p>
              </table:table-cell>
              <table:table-cell office:value-type="float" office:value="315">
                <text:p>3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1">
                <text:p>371</text:p>
              </table:table-cell>
              <table:table-cell office:value-type="float" office:value="410">
                <text:p>410</text:p>
              </table:table-cell>
              <table:table-cell office:value-type="float" office:value="-288">
                <text:p>-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